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3f5e80" officeooo:paragraph-rsid="003f5e80"/>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2cd92f" officeooo:paragraph-rsid="002cd92f"/>
    </style:style>
    <style:style style:name="P4" style:family="paragraph" style:parent-style-name="Standard">
      <style:text-properties style:font-name="Garamond Premr Pro" fo:language="en" fo:country="US" officeooo:rsid="0018fac0" officeooo:paragraph-rsid="0018fac0"/>
    </style:style>
    <style:style style:name="P5" style:family="paragraph" style:parent-style-name="Standard">
      <style:text-properties style:font-name="Garamond Premr Pro" fo:language="en" fo:country="US" officeooo:rsid="00315a8f" officeooo:paragraph-rsid="00315a8f"/>
    </style:style>
    <style:style style:name="P6" style:family="paragraph" style:parent-style-name="Standard">
      <style:text-properties style:font-name="Garamond Premr Pro" fo:language="en" fo:country="US" officeooo:rsid="00315a8f" officeooo:paragraph-rsid="003478d3"/>
    </style:style>
    <style:style style:name="P7" style:family="paragraph" style:parent-style-name="Standard">
      <style:text-properties style:font-name="Garamond Premr Pro" fo:language="en" fo:country="US" officeooo:rsid="00373284" officeooo:paragraph-rsid="00373284"/>
    </style:style>
    <style:style style:name="P8" style:family="paragraph" style:parent-style-name="Standard">
      <style:text-properties style:font-name="Garamond Premr Pro" fo:language="en" fo:country="US" officeooo:rsid="00373284" officeooo:paragraph-rsid="003c9ea0"/>
    </style:style>
    <style:style style:name="P9" style:family="paragraph" style:parent-style-name="Standard">
      <style:text-properties style:font-name="Garamond Premr Pro" fo:language="en" fo:country="US" officeooo:rsid="00373284" officeooo:paragraph-rsid="003d1aa2"/>
    </style:style>
    <style:style style:name="P10" style:family="paragraph" style:parent-style-name="Standard">
      <style:text-properties style:font-name="Garamond Premr Pro" fo:language="en" fo:country="US" officeooo:rsid="00373284" officeooo:paragraph-rsid="003f105b"/>
    </style:style>
    <style:style style:name="P11" style:family="paragraph" style:parent-style-name="Standard">
      <style:text-properties style:font-name="Garamond Premr Pro" fo:language="en" fo:country="US" officeooo:paragraph-rsid="00106f63"/>
    </style:style>
    <style:style style:name="T1" style:family="text">
      <style:text-properties officeooo:rsid="002e44e8"/>
    </style:style>
    <style:style style:name="T2" style:family="text">
      <style:text-properties officeooo:rsid="002facf6"/>
    </style:style>
    <style:style style:name="T3" style:family="text">
      <style:text-properties officeooo:rsid="00315a8f"/>
    </style:style>
    <style:style style:name="T4" style:family="text">
      <style:text-properties officeooo:rsid="003478d3"/>
    </style:style>
    <style:style style:name="T5" style:family="text">
      <style:text-properties officeooo:rsid="003348cf"/>
    </style:style>
    <style:style style:name="T6" style:family="text">
      <style:text-properties officeooo:rsid="0034f902"/>
    </style:style>
    <style:style style:name="T7" style:family="text">
      <style:text-properties officeooo:rsid="0036f1b0"/>
    </style:style>
    <style:style style:name="T8" style:family="text">
      <style:text-properties officeooo:rsid="003d1aa2"/>
    </style:style>
    <style:style style:name="T9" style:family="text">
      <style:text-properties officeooo:rsid="003abdfb"/>
    </style:style>
    <style:style style:name="T10" style:family="text">
      <style:text-properties officeooo:rsid="003bccc2"/>
    </style:style>
    <style:style style:name="T11" style:family="text">
      <style:text-properties officeooo:rsid="003f105b"/>
    </style:style>
    <style:style style:name="T12" style:family="text">
      <style:text-properties officeooo:rsid="00373c16"/>
    </style:style>
    <style:style style:name="T13" style:family="text">
      <style:text-properties officeooo:rsid="003926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t the road</text:p>
      <text:p text:style-name="P2"/>
      <text:p text:style-name="P3">Coming untouched – Age play – Kidnapping</text:p>
      <text:p text:style-name="P2"/>
      <text:p text:style-name="P2"/>
      <text:p text:style-name="P2"/>
      <text:p text:style-name="P4"><text:tab/><text:span text:style-name="T1">Birthdays were supposed to be a happy memory, shared with the people you loved. The lights of my house fading out at the horizon only reminded me of all those joyful moments I lost, replaced with the screams of my parents arguing and the sound of porcelain breaking on the floor.</text:span></text:p>
      <text:p text:style-name="P4"/>
      <text:p text:style-name="P4"><text:tab/><text:span text:style-name="T1">My eighteenth </text:span><text:span text:style-name="T2">anniversary</text:span><text:span text:style-name="T1"> was the last straw. </text:span><text:span text:style-name="T2">I needed to get out. Go… Somewhere, anywhere, far away from here. Even if it was just for a day, I needed some fresh air to think. </text:span><text:span text:style-name="T3">Hitch a ride, hit the road, get some time for myself.</text:span></text:p>
      <text:p text:style-name="P4"/>
      <text:p text:style-name="P5"><text:tab/>The truck driver who accepted to take me in wasn’t the kind of company a young girl should have… At any point in her life. That much could be said with the way his eyes leered over my body. That impulsive decision put me in a situation I could only see end in a few ways.</text:p>
      <text:p text:style-name="P5"/>
      <text:p text:style-name="P5"><text:tab/>“So, whaddya think, chick?” he said, </text:p>
      <text:p text:style-name="P5"/>
      <text:p text:style-name="P5"><text:tab/>The truck had stopped moving a while ago. He could very well have his way with me and leave me for dead on the roadside. Taller, stronger, and surely faster than me. Yet, he just sat there on a lonely rock on the edge of the street, no sign of human presence in a mile radius, except the <text:span text:style-name="T1">dim, yellow-ish </text:span>light from the streetlight above us.</text:p>
      <text:p text:style-name="P5"/>
      <text:p text:style-name="P5"><text:tab/>“You’re just gonna watch me wank myself, just like that?” I asked, putting on the least amused face I could muster. “No touching, just ogling? Yeah, I’m gonna buy that for sure.”</text:p>
      <text:p text:style-name="P5"/>
      <text:p text:style-name="P6"><text:tab/>“Well, if you insist so much…” he laughed crassly. “But y’know, <text:span text:style-name="T4">t</text:span><text:span text:style-name="T5">his ain’t a charity, lass.</text:span> Ya want to get to the big city, you <text:span text:style-name="T5">hand over the pay. Ya don’t have the money, you give a spectacle. </text:span><text:span text:style-name="T4">Simple as that.</text:span><text:span text:style-name="T5">”</text:span></text:p>
      <text:p text:style-name="P5"/>
      <text:p text:style-name="P5"><text:tab/>“<text:span text:style-name="T4">And I’m supposed to believe you’ll keep your word because?”</text:span></text:p>
      <text:p text:style-name="P5"/>
      <text:p text:style-name="P5"><text:tab/>“’<text:span text:style-name="T4">Cause I haven’t got the chance to fuck a whore since I took off from Vancouver, and I’m pretty pent up right now. You either get me off, I come and serve myself. Or…” he laughs harshly again, “I could just let you fend off for ye’self on the road. Good luck though, hope ya don’t mind the cold. It’s pretty breezy this season.”</text:span></text:p>
      <text:p text:style-name="P5"/>
      <text:p text:style-name="P5"><text:tab/><text:span text:style-name="T4">With a small wince on my face, I pull my arms together to drape my leather blue jacket over my shoulders. He wasn’t wrong. The next city was five miles away, but going alone for now </text:span><text:soft-page-break/><text:span text:style-name="T4">would be near-suicide. </text:span><text:span text:style-name="T6">This fat fuck double-crossed me, knowing I couldn’t refuse if he just dropped me here, in the middle of nowhere. But somehow, he seems fixated on his stupid promise. Does he get his rocks off like a cuck watching people fuck in front of him?</text:span></text:p>
      <text:p text:style-name="P5"/>
      <text:p text:style-name="P5"><text:tab/><text:span text:style-name="T7">With a sigh, I take a small jump and land my back on the hood of his truck. My jacket protects me ever so slightly from the cold metal, while my jean and panties slide to my knees. If that fucker refused to touch me, I wasn’t going to pass on the opportunity to stay safe.</text:span></text:p>
      <text:p text:style-name="P5"/>
      <text:p text:style-name="P7">My hands expertly traced the curves of my breasts, pre-warming my body like the many times I masturbated in my bed before. I pinch a nipple, slowly increasing the pressure until the arrow of pleasure traverses my chest. One of my hands absently started to slide down to my nether regions when his gruff voice ruined the mood:</text:p>
      <text:p text:style-name="P7"/>
      <text:p text:style-name="P7"><text:tab/>“Hold on girl, focus on the puppies. I want to see that cunt in all its glory.”</text:p>
      <text:p text:style-name="P7"/>
      <text:p text:style-name="P8"><text:tab/>I raise an eyebrow at his request. I notice he hasn’t even taken off his pants yet, just content in watching my squirm on his washed out red truck. Weird, but okay. At least he’s not jumping on me.</text:p>
      <text:p text:style-name="P7"/>
      <text:p text:style-name="P7"><text:tab/>“Is is that horrific that you’re not even gonna pull out your junk?” I ask.</text:p>
      <text:p text:style-name="P7"/>
      <text:p text:style-name="P7"><text:tab/>“Don’t push it, chick, or you’re gonna beat it ye’self” he grunts, visibly annoyed. “Little Bobby’s fine where he is, and he enjoys the <text:span text:style-name="T8">view</text:span> very much, okay? <text:span text:style-name="T9">Why don’t ya do that thing we talked about in the meantime? That’ll keep yer big mouth busy.</text:span>”</text:p>
      <text:p text:style-name="P9"/>
      <text:p text:style-name="P9"><text:tab/><text:span text:style-name="T10">Apparently, I was right about that pig. I’ve always looked younger than my age. </text:span><text:span text:style-name="T11">Puberty had been kind to me, but I had never reached the height nor the waist size of my friends</text:span><text:span text:style-name="T10">. </text:span><text:span text:style-name="T11">What is it with grown-ass men lusting over petite girls like me?</text:span></text:p>
      <text:p text:style-name="P7"/>
      <text:p text:style-name="P7"><text:tab/>I focus my attention to my body again. I’ve never masturbated this way, using all but my pussy to satisfy myself. But I manage to get in a comfortable pace, only punctuated here and there by the trucker’s crass remarks that sour my mood. But my hands keep the pace, circling, fondling and pinching my nipples.</text:p>
      <text:p text:style-name="P7"/>
      <text:p text:style-name="P7"><text:tab/>“<text:span text:style-name="T10">Come on, daddy!” I scream, faking a higher tone to sound younger. “Do me like mommy! I wanna be your big girl too!”</text:span></text:p>
      <text:p text:style-name="P7"/>
      <text:p text:style-name="P10"><text:tab/>My knees sometimes rub against each other at the sudden jolts of pleasure, but I remind myself to keep my legs open as much as possible to keep my audience satisfied.</text:p>
      <text:p text:style-name="P10"/>
      <text:p text:style-name="P7"><text:tab/>“Yeah, that’s right, big girl” I could hear him mutter under his breath, “You’re born for this kind of stuff, slut.”</text:p>
      <text:p text:style-name="P7"/>
      <text:p text:style-name="P7"><text:tab/>Not into dirty talk, I don’t let his words down the rush of lust taking over my body. I <text:soft-page-break/>bit my lower lip, increasing the pace of my hands, the warmth in between my legs getting bigger and hotter every second. I was alone, on the hood of the truck in a middle of nowhere, whoring myself out for a middle-aged pervert I knew nothing about, and I was about to cum. The shame <text:span text:style-name="T12">I felt for letting a simple fugue getting out of control, was being drowned out by the buzzing of pleasure filling my head.</text:span></text:p>
      <text:p text:style-name="P7"/>
      <text:p text:style-name="P7"><text:tab/>“<text:span text:style-name="T10">Faster, daddy! I’m so close, I’m so close, I’m--!”</text:span></text:p>
      <text:p text:style-name="P7"/>
      <text:p text:style-name="P7"><text:tab/><text:span text:style-name="T12">Finally, I came. A torrent of cum sprayed from my pussy, going up to the feet of the trucker, who seemed more than satisfied by my performance. My lithe body, lit by the pale light of the streetlight, trembled with spasms after the weirdest orgasm of my life. I barely even noticed my driver getting up and cupping a few droplets of my cum sprayed on the hood of his ride.</text:span></text:p>
      <text:p text:style-name="P7"/>
      <text:p text:style-name="P7"><text:tab/>“<text:span text:style-name="T12">Nice performance, chick” he said, licking his fingers. “You’d do good in a brothel. Once we arrive, I can hook you up with some contacts. They might give you a room to stay, if you feel like doing it again.”</text:span></text:p>
      <text:p text:style-name="P7"/>
      <text:p text:style-name="P7"><text:tab/><text:span text:style-name="T12">I groggily picked up my clothes. No way I was going to work in a brothel but now wasn’t the time to get him angry. As long as he took my out of here, I was good.</text:span></text:p>
      <text:p text:style-name="P7"/>
      <text:p text:style-name="P7"><text:tab/>“<text:span text:style-name="T12">A’ight, deal’s a deal. Get in, I’m starting to freeze my ass here.”</text:span></text:p>
      <text:p text:style-name="P7"/>
      <text:p text:style-name="P7"><text:tab/><text:span text:style-name="T12">I just now noticed the half-pitched tent in his pants, and the dark aureola around its tip. Did this dude just came from watching me? Just rubbing his dick inside his pants? I never saw him taking it out, so if that’s the case, damn, some people are really fucked up.</text:span></text:p>
      <text:p text:style-name="P7"/>
      <text:p text:style-name="P7"><text:tab/><text:span text:style-name="T12">But it wasn’t my place to tell him what to jack off to. My place was on my seat, while he dragged his fat as on his. The engine roared to life after a few tries, and then we were off to the next city.</text:span></text:p>
      <text:p text:style-name="P7"/>
      <text:p text:style-name="P7"><text:tab/><text:span text:style-name="T12">I didn’t even know what to do once I’d reach destination. I don’t even regret cranking it in front of that old pervert. I don’t know, it felt… Kinda fun, also making fun of him in the process? But for now, all I wanted was sleep. The buzzing in my head was only getting louder, and I’d rather off myself that to sleep </text:span><text:span text:style-name="T13">in the truck, </text:span><text:span text:style-name="T12">while this guy is still leering over me.</text:span></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1H14M34S</meta:editing-duration>
    <meta:editing-cycles>38</meta:editing-cycles>
    <meta:generator>LibreOffice/25.2.4.3$Windows_X86_64 LibreOffice_project/33e196637044ead23f5c3226cde09b47731f7e27</meta:generator>
    <meta:creation-date>2025-10-01T20:13:15.605684600</meta:creation-date>
    <dc:title>Format de texte</dc:title>
    <dc:date>2025-10-02T21:44:45.350690900</dc:date>
    <meta:document-statistic meta:table-count="0" meta:image-count="0" meta:object-count="0" meta:page-count="3" meta:paragraph-count="32" meta:word-count="1309" meta:character-count="6803" meta:non-whitespace-character-count="5495"/>
    <meta:template xlink:type="simple" xlink:actuate="onRequest" xlink:title="Format de texte" xlink:href="file:///C:/Users/Clément/AppData/Roaming/LibreOffice/4/user/template/Format%20de%20texte1.ott" meta:date="2025-10-01T20:13:15.261572600"/>
  </office:meta>
</office:document-meta>
</file>